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27500" calcext:value-type="float">
            <text:p>275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117500" calcext:value-type="float">
            <text:p>117500</text:p>
          </table:table-cell>
          <table:table-cell table:style-name="ce15" table:formula="of:=SUM([.K24:.K27])" office:value-type="float" office:value="90000" calcext:value-type="float">
            <text:p>90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style-name="ce15" table:formula="of:=SUM([.B32:.F32])" office:value-type="float" office:value="16300" calcext:value-type="float">
            <text:p>16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724.505928853755" calcext:value-type="float">
            <text:p>724.5059288538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724.505928853755" calcext:value-type="float">
            <text:p>724.5059288538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724.505928853755" calcext:value-type="float">
            <text:p>724.50592885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724.505928853755" calcext:value-type="float">
            <text:p>724.5059288538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];[.C55];[.D55];[.F55])" office:value-type="float" office:value="724.505928853755" calcext:value-type="float">
            <text:p>724.5059288538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724.505928853755" calcext:value-type="float">
            <text:p>724.5059288538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4"/>
          <table:table-cell table:formula="of:=SUM([.B55:.F55])" office:value-type="float" office:value="724.505928853755" calcext:value-type="float">
            <text:p>724.5059288538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55:.F55])" office:value-type="float" office:value="724.505928853755" calcext:value-type="float">
            <text:p>724.5059288538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363.636363636364" calcext:value-type="float">
            <text:p>363.6363636364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724.505928853755" calcext:value-type="float">
            <text:p>724.5059288538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724.505928853755" calcext:value-type="float">
            <text:p>724.5059288538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724.505928853755" calcext:value-type="float">
            <text:p>724.5059288538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724.505928853755" calcext:value-type="float">
            <text:p>724.50592885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724.505928853755" calcext:value-type="float">
            <text:p>724.505928853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724.505928853755" calcext:value-type="float">
            <text:p>724.5059288538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724.505928853755" calcext:value-type="float">
            <text:p>724.5059288538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];[.C55];[.F55])" office:value-type="float" office:value="724.505928853755" calcext:value-type="float">
            <text:p>724.5059288538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724.505928853755" calcext:value-type="float">
            <text:p>724.5059288538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724.505928853755" calcext:value-type="float">
            <text:p>724.5059288538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724.505928853755" calcext:value-type="float">
            <text:p>724.5059288538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5:.F55])" office:value-type="float" office:value="724.505928853755" calcext:value-type="float">
            <text:p>724.5059288538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724.505928853755" calcext:value-type="float">
            <text:p>724.5059288538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0" calcext:value-type="float">
            <text:p>0</text:p>
          </table:table-cell>
          <table:table-cell table:formula="of:=[.E32]/20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formula="of:=SUM([.B55:.F55])" office:value-type="float" office:value="724.505928853755" calcext:value-type="float">
            <text:p>724.5059288538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table:formula="of:=SUM([.C55:.D55])" office:value-type="float" office:value="363.636363636364" calcext:value-type="float">
            <text:p>363.6363636364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33:.H57])" office:value-type="float" office:value="16666.4031620553" calcext:value-type="float">
            <text:p>16666.4031620553</text:p>
          </table:table-cell>
          <table:table-cell table:style-name="ce29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table:number-columns-repeated="4"/>
          <table:table-cell table:style-name="ce15" table:formula="of:=SUM([.B61:.F61])" office:value-type="float" office:value="8300" calcext:value-type="float">
            <text:p>8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];[.C84];[.D84];[.F84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84:.D84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4:.F8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];[.C84];[.F84])" office:value-type="float" office:value="360.869565217391" calcext:value-type="float">
            <text:p>360.8695652174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84:.F84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1]/23" office:value-type="float" office:value="360.869565217391" calcext:value-type="float">
            <text:p>360.8695652174</text:p>
          </table:table-cell>
          <table:table-cell table:formula="of:=[.C61]/23" office:value-type="float" office:value="0" calcext:value-type="float">
            <text:p>0</text:p>
          </table:table-cell>
          <table:table-cell table:formula="of:=[.D61]/23" office:value-type="float" office:value="0" calcext:value-type="float">
            <text:p>0</text:p>
          </table:table-cell>
          <table:table-cell table:formula="of:=[.E61]/20" office:value-type="float" office:value="0" calcext:value-type="float">
            <text:p>0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:.D8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62:.H86])" office:value-type="float" office:value="7939.13043478261" calcext:value-type="float">
            <text:p>7939.1304347826</text:p>
          </table:table-cell>
          <table:table-cell table:style-name="ce2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10:12:29.694644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08T10:59:25.950403621</dc:date>
    <meta:editing-duration>P10DT19H22M9S</meta:editing-duration>
    <meta:editing-cycles>3330</meta:editing-cycles>
    <meta:generator>LibreOffice/4.2.8.2$Linux_X86_64 LibreOffice_project/420m0$Build-2</meta:generator>
    <meta:document-statistic meta:table-count="20" meta:cell-count="9259" meta:object-count="0"/>
  </office:meta>
</office:document-meta>
</file>